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F00000120DC40713273F572F0.png" manifest:media-type="image/png"/>
  <manifest:file-entry manifest:full-path="Pictures/100002010000021D000000954C66DB2E686665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14cm" svg:height="6.096cm" svg:x="2.794cm" svg:y="11.938cm">
          <draw:image xlink:href="Pictures/100002010000021D000000954C66DB2E6866653F.png" xlink:type="simple" xlink:show="embed" xlink:actuate="onLoad">
            <text:p/>
          </draw:image>
        </draw:frame>
        <draw:frame draw:style-name="gr2" draw:text-style-name="P2" draw:layer="layout" svg:width="13.85cm" svg:height="0.963cm" svg:x="1.39cm" svg:y="19.558cm">
          <draw:text-box>
            <text:p>http://www.saedsayad.com/naive_bayesian.htm</text:p>
          </draw:text-box>
        </draw:frame>
        <draw:frame draw:style-name="gr1" draw:text-style-name="P1" draw:layer="layout" svg:width="10.556cm" svg:height="7.619cm" svg:x="3.922cm" svg:y="3.302cm">
          <draw:image xlink:href="Pictures/100002010000018F00000120DC40713273F572F0.png" xlink:type="simple" xlink:show="embed" xlink:actuate="onLoad">
            <text:p/>
          </draw:image>
        </draw:frame>
        <draw:frame draw:style-name="gr3" draw:text-style-name="P3" draw:layer="layout" svg:width="7.112cm" svg:height="1.927cm" svg:x="4.318cm" svg:y="2.54cm">
          <draw:text-box>
            <text:p>Training 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1:26:52.656368237</meta:creation-date>
    <meta:generator>LibreOffice/5.1.6.2$Linux_X86_64 LibreOffice_project/10m0$Build-2</meta:generator>
    <dc:date>2018-05-30T11:30:15.511667900</dc:date>
    <meta:editing-duration>PT3M23S</meta:editing-duration>
    <meta:editing-cycles>1</meta:editing-cycles>
    <meta:document-statistic meta:object-count="27"/>
  </office:meta>
</office:document-meta>
</file>